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rections:</text:p>
      <text:p text:style-name="Standard"/>
      <text:p text:style-name="Standard">All three coding exercises can run as stand alone applications. <text:s/>For the triangle application, go into the command line and type in the exe followed by 3 integers. If you type more or less the command line will let you know. <text:s/>If you type something not an integer the command line will let you know.</text:p>
      <text:p text:style-name="Standard"/>
      <text:p text:style-name="Standard">The 5<text:span text:style-name="T1">th</text:span> from the end problem works the same way. <text:s/>Use the command line and give it an argument consisting of a list of integers comma delineated. <text:s/>If you give it something not an integer the command line will tell you. <text:s/>Additionally, you can give it a second argument of a single integer. <text:s/>This allows you to change how far from the end you want to count. <text:s/>If you give it no second argument it will use 5 as the default. <text:s/>If you try to give it a second argument that is bigger and the list is long, the command line will let you know.</text:p>
      <text:p text:style-name="Standard"/>
      <text:p text:style-name="Standard">The prime factorization problem is the most complex. <text:s/>I wrote it to run from both the command line and a winforms UI. <text:s/>You can drop a .txt file onto the command line console app icon to run it or you can call it in the command line and give it the file path as the argument. <text:s/>The UI is self-explanatory. <text:s/>If you try to pass in a .txt file with things other than integers you will be told what you are doing is wrong. <text:s/>I have a few .txt files that I used for testing in my debug folders, but I am sure you have plenty of your own.</text:p>
      <text:p text:style-name="Standard"/>
      <text:p text:style-name="Standard">Lastly, all three solutions have a unit test project. <text:s/>I ran all 3 of them through Nunit and everything seemed to work f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Smith</meta:initial-creator>
    <meta:creation-date>2015-02-05T19:37:25.42</meta:creation-date>
    <meta:document-statistic meta:table-count="0" meta:image-count="0" meta:object-count="0" meta:page-count="1" meta:paragraph-count="5" meta:word-count="293" meta:character-count="1496"/>
    <dc:date>2015-02-05T19:46:16.80</dc:date>
    <dc:creator>Daniel Smith</dc:creator>
    <meta:editing-duration>PT8M52S</meta:editing-duration>
    <meta:editing-cycles>1</meta:editing-cycles>
    <meta:generator>OpenOffice/4.0.1$Win32 OpenOffice.org_project/401m5$Build-9714</meta:generator>
  </office:meta>
</office:document-meta>
</file>